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5cm" fo:min-width="2.6cm"/>
    </style:style>
    <style:style style:name="gr2" style:family="graphic" style:parent-style-name="standard">
      <style:graphic-properties svg:stroke-width="0.159cm" svg:stroke-color="#cc0000" draw:marker-start-width="0.438cm" draw:marker-end-width="0.438cm" draw:fill-color="#cc0000" draw:textarea-horizontal-align="justify" draw:textarea-vertical-align="middle" draw:auto-grow-height="false" fo:min-height="0.458cm" fo:min-width="0.208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00a933" draw:marker-start-width="0.438cm" draw:marker-end-width="0.438cm" draw:fill-color="#00a933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stroke="solid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1.012cm" fo:min-width="0.76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0.502cm" fo:min-width="0.25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cc0000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1cm" svg:height="3.2cm" svg:x="3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.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2.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2cm" svg:x="3.6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16cm" svg:height="1.516cm" svg:x="3.842cm" svg:y="5.2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212cm" svg:height="1.212cm" svg:x="3.994cm" svg:y="5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64cm" svg:height="0.242cm" svg:x="4.225cm" svg:y="5.94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0.608cm" svg:height="0.242cm" draw:transform="skewX (0.00418879020478639) rotate (-1.55578649522775) translate (4.712cm 5.51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8:53:33.862043586</meta:creation-date>
    <dc:date>2020-08-03T11:27:21.731482581</dc:date>
    <meta:editing-duration>PT1H48M22S</meta:editing-duration>
    <meta:editing-cycles>3</meta:editing-cycles>
    <meta:generator>LibreOffice/6.4.5.2$Linux_X86_64 LibreOffice_project/40$Build-2</meta:generator>
    <meta:document-statistic meta:object-count="8"/>
  </office:meta>
</office:document-meta>
</file>